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add6e7"/>
    </style:style>
    <style:style style:name="gr2" style:family="graphic" style:parent-style-name="standard">
      <style:graphic-properties draw:stroke="none" svg:stroke-width="0.001cm" draw:fill-color="#1c97cd"/>
    </style:style>
    <style:style style:name="gr3" style:family="graphic" style:parent-style-name="standard">
      <style:graphic-properties draw:stroke="none" svg:stroke-width="0.001cm" draw:fill-color="#3cafe4"/>
    </style:style>
    <style:style style:name="gr4" style:family="graphic" style:parent-style-name="standard">
      <style:graphic-properties draw:stroke="none" svg:stroke-width="0.001cm" draw:fill-color="#131516"/>
    </style:style>
    <style:style style:name="gr5" style:family="graphic" style:parent-style-name="standard">
      <style:graphic-properties draw:stroke="none" svg:stroke-width="0.001cm" draw:fill-color="#ffffff"/>
    </style:style>
  </office:automatic-styles>
  <office:body>
    <office:drawing>
      <draw:page draw:name="page1" draw:style-name="dp1" draw:master-page-name="Default">
        <draw:g>
          <draw:glue-point draw:id="4" svg:x="-0.614cm" svg:y="-5cm"/>
          <draw:glue-point draw:id="5" svg:x="4.997cm" svg:y="-5cm"/>
          <draw:glue-point draw:id="6" svg:x="2.191cm" svg:y="-5cm"/>
          <draw:glue-point draw:id="7" svg:x="-2.177cm" svg:y="5cm"/>
          <draw:glue-point draw:id="8" svg:x="3.388cm" svg:y="5cm"/>
          <draw:glue-point draw:id="9" svg:x="0.605cm" svg:y="5cm"/>
          <draw:glue-point draw:id="10" svg:x="-5cm" svg:y="0.168cm"/>
          <draw:glue-point draw:id="11" svg:x="5cm" svg:y="3.333cm"/>
          <draw:glue-point draw:id="12" svg:x="5cm" svg:y="-0.832cm"/>
          <draw:glue-point draw:id="13" svg:x="1.488cm" svg:y="0.297cm"/>
          <draw:polygon draw:style-name="gr1" draw:layer="layout" svg:width="1.974cm" svg:height="0.057cm" svg:x="1.009cm" svg:y="1.943cm" svg:viewBox="0 0 1975 58" draw:points="13,4 28,58 1975,58 1975,0 28,0 13,4 28,0 25,0 21,0 18,1 15,2 13,3 11,5 9,7 7,9 5,11 3,13 2,15 1,18 0,20 0,23 0,26 0,29 0,31 0,34 0,36 1,39 2,42 3,44 5,46 7,49 9,50 11,52 13,54 15,55 18,56 21,57 25,57 28,58">
            <text:p/>
          </draw:polygon>
          <draw:polygon draw:style-name="gr1" draw:layer="layout" svg:width="0.587cm" svg:height="0.383cm" svg:x="1.022cm" svg:y="1.613cm" svg:viewBox="0 0 588 384" draw:points="559,0 544,4 0,335 29,384 573,53 559,0 573,53 576,51 579,49 581,47 583,44 584,42 586,39 587,37 587,34 587,31 588,29 587,26 587,23 586,21 585,19 584,16 583,14 581,11 580,10 578,8 576,6 574,4 572,3 569,1 567,1 564,0 562,0 559,0 557,0 553,0 550,1 548,2 544,4">
            <text:p/>
          </draw:polygon>
          <draw:polygon draw:style-name="gr1" draw:layer="layout" svg:width="1.991cm" svg:height="0.059cm" svg:x="1.581cm" svg:y="1.611cm" svg:viewBox="0 0 1992 60" draw:points="1977,53 1963,0 0,2 0,60 1963,57 1977,53 1963,57 1966,57 1970,56 1972,55 1975,54 1978,53 1980,51 1982,50 1984,48 1986,46 1987,44 1989,41 1990,39 1990,36 1991,33 1991,31 1992,28 1991,26 1991,22 1990,20 1990,17 1989,15 1987,13 1986,10 1984,8 1982,7 1980,4 1978,3 1975,2 1972,1 1970,0 1966,0 1963,0">
            <text:p/>
          </draw:polygon>
          <draw:polygon draw:style-name="gr1" draw:layer="layout" svg:width="0.604cm" svg:height="0.386cm" svg:x="2.954cm" svg:y="1.614cm" svg:viewBox="0 0 605 387" draw:points="28,386 42,382 605,48 576,0 14,333 28,386 14,333 11,335 8,337 6,339 4,342 3,344 1,347 0,349 0,352 0,354 0,357 0,359 0,362 0,365 1,367 2,369 4,372 5,375 7,376 8,378 10,380 12,382 15,383 17,384 20,385 22,386 25,386 27,387 30,386 33,386 36,385 39,384 42,382">
            <text:p/>
          </draw:polygon>
          <draw:polygon draw:style-name="gr1" draw:layer="layout" svg:width="0.587cm" svg:height="0.383cm" svg:x="1.008cm" svg:y="1.617cm" svg:viewBox="0 0 588 384" draw:points="0,355 43,379 588,48 558,0 14,330 0,355 14,330 11,332 9,334 7,336 5,339 3,341 2,344 1,346 0,349 0,351 0,354 0,357 0,359 1,362 2,364 3,367 4,369 6,372 7,373 9,375 11,377 13,379 16,381 18,382 20,383 23,383 26,384 28,384 31,383 34,383 37,382 40,381 43,379">
            <text:p/>
          </draw:polygon>
          <draw:polygon draw:style-name="gr1" draw:layer="layout" svg:width="0.057cm" svg:height="1.649cm" svg:x="1.008cm" svg:y="0.323cm" svg:viewBox="0 0 58 1650" draw:points="14,3 0,28 0,1650 58,1650 57,28 14,3 57,28 57,25 57,21 56,19 55,16 54,13 52,11 51,9 48,7 46,5 44,3 41,2 39,1 37,1 34,0 31,0 29,0 26,0 23,0 21,1 18,1 16,2 13,3 10,5 8,7 7,9 5,11 4,13 2,16 1,19 0,21 0,25 0,28">
            <text:p/>
          </draw:polygon>
          <draw:polygon draw:style-name="gr1" draw:layer="layout" svg:width="0.587cm" svg:height="0.37cm" svg:x="1.023cm" svg:y="0.005cm" svg:viewBox="0 0 588 371" draw:points="587,28 545,4 0,321 28,371 573,53 587,28 573,53 576,51 578,49 581,47 583,44 584,42 585,40 586,37 587,35 587,32 588,29 587,27 587,24 587,21 586,19 584,17 583,14 582,12 580,10 578,8 577,6 575,4 572,3 570,2 567,1 565,0 562,0 560,0 557,0 554,0 551,1 548,2 545,4">
            <text:p/>
          </draw:polygon>
          <draw:polygon draw:style-name="gr1" draw:layer="layout" svg:width="0.056cm" svg:height="1.636cm" svg:x="1.553cm" svg:y="0.034cm" svg:viewBox="0 0 57 1637" draw:points="43,1632 57,1608 57,0 0,0 0,1608 43,1632 0,1608 0,1612 0,1615 1,1618 2,1621 3,1623 4,1626 7,1627 9,1629 11,1631 13,1632 15,1634 18,1635 20,1636 23,1636 26,1637 28,1637 31,1637 34,1636 36,1636 38,1635 41,1634 43,1632 46,1631 48,1629 50,1627 51,1626 53,1623 54,1621 55,1618 56,1615 57,1612 57,1608">
            <text:p/>
          </draw:polygon>
          <draw:polygon draw:style-name="gr2" draw:layer="layout" svg:width="2.123cm" svg:height="0.73cm" svg:x="1.253cm" svg:y="1.009cm" svg:viewBox="0 0 2124 731" draw:points="2124,365 2122,384 2118,402 2111,421 2102,439 2090,457 2076,474 2059,491 2040,508 2019,524 1996,539 1970,554 1942,570 1912,584 1881,598 1847,611 1812,624 1775,636 1737,647 1697,658 1655,668 1612,678 1568,687 1522,695 1475,702 1427,708 1377,714 1327,719 1276,723 1223,727 1171,729 1116,730 1061,731 1007,730 953,729 900,727 848,723 796,719 746,714 697,708 648,702 601,695 555,687 511,678 468,668 426,658 386,647 348,636 311,624 276,611 242,598 210,584 181,570 153,554 128,539 104,524 83,508 64,491 47,474 33,457 21,439 12,421 5,402 1,384 0,365 1,347 5,328 12,310 21,292 33,274 47,257 64,240 83,223 104,207 128,191 153,176 181,161 210,147 242,133 276,120 311,107 348,95 386,83 426,72 468,62 511,53 555,44 601,36 648,29 697,22 746,16 796,11 848,7 900,4 953,2 1007,0 1061,0 1116,0 1171,2 1223,4 1276,7 1327,11 1377,16 1427,22 1475,29 1522,36 1568,44 1612,53 1655,62 1697,72 1737,83 1775,95 1812,107 1847,120 1881,133 1912,147 1942,161 1970,176 1996,191 2019,207 2040,223 2059,240 2076,257 2090,274 2102,292 2111,310 2118,328 2122,347">
            <text:p/>
          </draw:polygon>
          <draw:polygon draw:style-name="gr1" draw:layer="layout" svg:width="1.075cm" svg:height="0.379cm" svg:x="2.314cm" svg:y="1.374cm" svg:viewBox="0 0 1076 380" draw:points="0,380 27,380 55,379 81,378 109,378 136,377 162,376 189,374 214,372 240,370 266,368 291,366 317,363 342,360 366,358 391,354 415,351 439,347 462,343 485,339 508,335 531,331 553,326 575,321 596,317 617,312 639,306 659,301 679,295 698,290 718,284 737,278 755,271 773,265 791,259 808,252 825,245 841,238 856,231 872,224 887,216 901,209 915,201 928,194 941,186 953,178 965,170 976,161 987,153 992,149 997,145 1002,140 1007,136 1011,131 1016,127 1020,122 1024,118 1028,113 1032,109 1036,104 1039,99 1043,95 1046,90 1049,85 1052,81 1055,76 1057,71 1060,66 1062,61 1065,56 1066,51 1068,46 1070,41 1071,36 1073,31 1073,26 1074,21 1075,15 1076,10 1076,5 1076,0 1047,0 1047,4 1047,8 1047,12 1047,17 1046,21 1045,25 1044,29 1043,33 1042,37 1040,41 1039,45 1037,50 1035,54 1033,58 1030,62 1028,66 1026,70 1023,74 1020,79 1017,83 1014,87 1010,91 1007,95 1004,99 999,103 996,106 992,111 988,115 983,119 979,123 974,127 970,131 960,139 949,147 938,155 926,162 914,169 901,177 888,184 874,191 860,199 845,206 829,212 814,219 797,226 781,232 763,239 746,245 728,251 709,257 691,263 671,268 651,274 631,279 611,284 590,289 569,294 547,299 526,303 503,307 480,312 458,315 434,319 412,323 387,326 363,329 338,332 314,335 289,337 264,340 238,342 212,344 187,346 161,347 134,348 108,349 81,350 54,351 27,351 0,351">
            <text:p/>
          </draw:polygon>
          <draw:polygon draw:style-name="gr1" draw:layer="layout" svg:width="1.075cm" svg:height="0.379cm" svg:x="1.239cm" svg:y="1.374cm" svg:viewBox="0 0 1076 380" draw:points="0,0 0,5 0,10 0,15 1,21 2,26 3,31 4,36 6,41 7,46 9,51 11,56 13,61 15,66 18,71 20,76 23,81 26,85 29,90 32,95 36,99 39,104 43,109 47,113 51,118 55,122 59,127 64,131 68,136 73,140 78,145 83,149 88,153 99,161 110,170 122,178 134,186 147,194 160,201 174,209 188,216 203,224 219,231 234,238 251,245 268,252 284,259 302,265 320,271 339,278 357,284 377,290 396,295 416,301 436,306 458,312 479,317 500,321 522,326 544,331 567,335 590,339 613,343 636,347 660,351 685,354 709,358 734,360 758,363 784,366 809,368 835,370 861,372 887,374 913,376 940,377 967,378 994,378 1021,379 1048,380 1076,380 1076,351 1049,351 1021,351 994,350 967,349 941,348 915,347 888,346 863,344 837,342 812,340 786,337 761,335 737,332 712,329 688,326 664,323 641,319 618,315 595,312 572,307 549,303 528,299 506,294 485,289 464,284 444,279 424,274 404,268 385,263 366,257 347,251 329,245 312,239 294,232 278,226 261,219 245,212 230,206 215,199 201,191 187,184 174,177 161,169 149,162 137,155 126,147 116,139 106,131 101,127 96,123 92,119 88,115 83,111 79,106 76,103 72,99 68,95 65,91 61,87 58,83 55,79 52,74 50,70 47,66 45,62 42,58 40,54 39,50 37,45 35,41 33,37 32,33 31,29 30,25 30,21 29,17 28,12 28,8 28,4 28,0">
            <text:p/>
          </draw:polygon>
          <draw:polygon draw:style-name="gr1" draw:layer="layout" svg:width="1.075cm" svg:height="0.379cm" svg:x="1.239cm" svg:y="0.995cm" svg:viewBox="0 0 1076 380" draw:points="1076,0 1048,0 1021,0 994,1 967,2 940,3 913,4 887,5 861,7 835,9 809,11 784,13 758,16 734,19 709,22 685,25 660,29 636,32 613,36 590,40 567,44 544,48 522,53 500,58 479,62 458,67 436,73 416,78 396,84 377,89 357,95 339,102 320,107 302,114 284,121 268,127 251,134 234,141 219,148 203,155 188,163 174,170 160,178 147,185 134,193 122,201 110,209 99,218 88,226 83,231 78,235 73,239 68,243 64,248 59,252 55,257 51,261 47,266 43,270 39,275 36,280 32,285 29,289 26,294 23,298 20,303 18,308 15,313 13,318 11,323 9,328 7,333 6,338 4,343 3,348 2,354 1,358 0,364 0,369 0,375 0,380 28,380 28,375 28,371 28,367 29,363 30,358 30,355 31,350 32,346 33,342 35,338 37,334 39,329 40,326 42,321 45,317 47,313 50,309 52,305 55,301 58,297 61,292 65,288 68,285 72,280 76,276 79,272 83,268 88,264 92,260 96,256 101,252 106,248 116,240 126,232 137,225 149,217 161,210 174,202 187,195 201,187 215,181 230,174 245,167 261,160 278,154 294,147 312,141 329,134 347,128 366,123 385,116 404,111 424,105 444,100 464,95 485,90 506,85 528,80 549,76 572,72 595,68 618,64 641,60 664,56 688,53 712,50 737,47 761,44 786,42 812,39 837,37 863,35 888,33 915,32 941,31 967,30 994,29 1021,28 1049,28 1076,28">
            <text:p/>
          </draw:polygon>
          <draw:polygon draw:style-name="gr1" draw:layer="layout" svg:width="1.075cm" svg:height="0.379cm" svg:x="2.314cm" svg:y="0.995cm" svg:viewBox="0 0 1076 380" draw:points="1076,380 1076,375 1076,369 1075,364 1074,358 1073,354 1073,348 1071,343 1070,338 1068,333 1066,328 1065,323 1062,318 1060,313 1057,308 1055,303 1052,298 1049,294 1046,289 1043,285 1039,280 1036,275 1032,270 1028,266 1024,261 1020,257 1016,252 1011,248 1007,243 997,235 987,226 976,218 965,209 953,201 941,193 928,185 915,178 901,170 887,163 872,155 856,148 841,141 825,134 808,127 791,121 773,114 755,107 737,102 718,95 698,89 679,84 659,78 639,73 617,67 596,62 575,58 553,53 531,48 508,44 485,40 462,36 439,32 415,29 391,25 366,22 342,19 317,16 291,13 266,11 240,9 214,7 189,5 162,4 136,3 109,2 81,1 55,0 27,0 0,0 0,28 27,28 54,28 81,29 108,30 134,31 161,32 187,33 212,35 238,37 264,39 289,42 314,44 338,47 363,50 387,53 412,56 434,60 458,64 480,68 503,72 526,76 547,80 569,85 590,90 611,95 631,100 651,105 671,111 691,116 709,123 728,128 746,134 763,141 781,147 797,154 814,160 829,167 845,174 860,181 874,187 888,195 901,202 914,210 926,217 938,225 949,232 960,240 970,248 979,256 988,264 992,268 996,272 999,276 1004,280 1007,285 1010,288 1014,292 1017,297 1020,301 1023,305 1026,309 1028,313 1030,317 1033,321 1035,326 1037,329 1039,334 1040,338 1042,342 1043,346 1044,350 1045,355 1046,358 1047,363 1047,367 1047,371 1047,375 1047,380">
            <text:p/>
          </draw:polygon>
          <draw:polygon draw:style-name="gr2" draw:layer="layout" svg:width="2.126cm" svg:height="0.521cm" svg:x="1.25cm" svg:y="0.863cm" svg:viewBox="0 0 2127 522" draw:points="0,0 0,522 2127,522 2127,0">
            <text:p/>
          </draw:polygon>
          <draw:polygon draw:style-name="gr3" draw:layer="layout" svg:width="2.123cm" svg:height="0.729cm" svg:x="1.253cm" svg:y="0.489cm" svg:viewBox="0 0 2124 730" draw:points="2124,365 2122,384 2118,402 2111,420 2102,438 2090,456 2076,473 2059,490 2040,507 2019,523 1996,539 1970,554 1942,569 1912,583 1881,597 1847,610 1812,623 1775,635 1737,646 1697,657 1655,667 1612,677 1568,685 1522,694 1475,701 1427,708 1377,713 1327,718 1276,722 1223,725 1171,728 1116,729 1061,730 1007,729 953,728 900,725 848,722 796,718 746,713 697,708 648,701 601,694 555,685 511,677 468,667 426,657 386,646 348,635 311,623 276,610 242,597 210,583 181,569 153,554 128,539 104,523 83,507 64,490 47,473 33,456 21,438 12,420 5,402 1,384 0,365 1,345 5,327 12,309 21,291 33,273 47,256 64,239 83,222 104,206 128,190 153,175 181,160 210,146 242,132 276,119 311,106 348,94 386,83 426,72 468,62 511,52 555,43 601,35 648,28 697,21 746,16 796,11 848,7 900,3 953,1 1007,0 1061,0 1116,0 1171,1 1223,3 1276,7 1327,11 1377,16 1427,21 1475,28 1522,35 1568,43 1612,52 1655,62 1697,72 1737,83 1775,94 1812,106 1847,119 1881,132 1912,146 1942,160 1970,175 1996,190 2019,206 2040,222 2059,239 2076,256 2090,273 2102,291 2111,309 2118,327 2122,345">
            <text:p/>
          </draw:polygon>
          <draw:polygon draw:style-name="gr1" draw:layer="layout" svg:width="1.075cm" svg:height="0.379cm" svg:x="2.314cm" svg:y="0.853cm" svg:viewBox="0 0 1076 380" draw:points="0,380 27,380 55,379 81,378 109,377 136,376 162,375 189,373 214,372 240,369 266,368 291,365 317,363 342,360 366,357 391,354 415,350 439,347 462,343 485,339 508,334 531,330 553,326 575,321 596,316 617,311 639,306 659,301 679,295 698,290 718,284 737,278 755,271 773,265 791,259 808,252 825,245 841,238 856,231 872,224 887,216 901,209 915,202 928,194 941,185 953,178 965,170 976,161 987,153 992,149 997,144 1002,140 1007,135 1011,131 1016,127 1020,122 1024,118 1028,113 1032,109 1036,104 1039,99 1043,94 1046,90 1049,85 1052,81 1055,76 1057,71 1060,66 1062,61 1065,56 1066,51 1068,46 1070,41 1071,36 1073,31 1073,26 1074,20 1075,15 1076,10 1076,5 1076,0 1047,0 1047,3 1047,8 1047,12 1047,16 1046,20 1045,25 1044,29 1043,33 1042,37 1040,41 1039,45 1037,50 1035,54 1033,58 1030,62 1028,66 1026,70 1023,74 1020,79 1017,82 1014,86 1010,90 1007,94 1004,99 999,102 996,107 992,111 988,115 983,119 979,123 974,127 970,131 960,139 949,146 938,154 926,162 914,169 901,176 888,184 874,191 860,199 845,205 829,212 814,219 797,225 781,232 763,239 746,244 728,250 709,256 691,262 671,268 651,273 631,279 611,284 590,289 569,294 547,298 526,303 503,307 480,311 458,315 434,319 412,322 387,326 363,329 338,332 314,334 289,337 264,339 238,342 212,344 187,345 161,347 134,348 108,349 81,350 54,351 27,351 0,351">
            <text:p/>
          </draw:polygon>
          <draw:polygon draw:style-name="gr1" draw:layer="layout" svg:width="1.075cm" svg:height="0.379cm" svg:x="1.239cm" svg:y="0.853cm" svg:viewBox="0 0 1076 380" draw:points="0,0 0,5 0,10 0,15 1,20 2,26 3,31 4,36 6,41 7,46 9,51 11,56 13,61 15,66 18,71 20,76 23,81 26,85 29,90 32,94 36,99 39,104 43,109 47,113 51,118 55,122 59,127 64,131 68,135 73,140 78,144 83,149 88,153 99,161 110,170 122,178 134,185 147,194 160,202 174,209 188,216 203,224 219,231 234,238 251,245 268,252 284,259 302,265 320,271 339,278 357,284 377,290 396,295 416,301 436,306 458,311 479,316 500,321 522,326 544,330 567,334 590,339 613,343 636,347 660,350 685,354 709,357 734,360 758,363 784,365 809,368 835,369 861,372 887,373 913,375 940,376 967,377 994,378 1021,379 1048,380 1076,380 1076,351 1049,351 1021,351 994,350 967,349 941,348 915,347 888,345 863,344 837,342 812,339 786,337 761,334 737,332 712,329 688,326 664,322 641,319 618,315 595,311 572,307 549,303 528,298 506,294 485,289 464,284 444,279 424,273 404,268 385,262 366,256 347,250 329,244 312,239 294,232 278,225 261,219 245,212 230,205 215,199 201,191 187,184 174,176 161,169 149,162 137,154 126,146 116,139 106,131 101,127 96,123 92,119 88,115 83,111 79,107 76,102 72,99 68,94 65,90 61,86 58,82 55,79 52,74 50,70 47,66 45,62 42,58 40,54 39,50 37,45 35,41 33,37 32,33 31,29 30,25 30,20 29,16 28,12 28,8 28,3 28,0">
            <text:p/>
          </draw:polygon>
          <draw:polygon draw:style-name="gr1" draw:layer="layout" svg:width="1.075cm" svg:height="0.379cm" svg:x="1.239cm" svg:y="0.474cm" svg:viewBox="0 0 1076 380" draw:points="1076,0 1048,0 1021,0 994,0 967,1 940,2 913,4 887,6 861,7 835,9 809,11 784,13 758,16 734,19 709,22 685,25 660,29 636,32 613,36 590,40 567,44 544,48 522,53 500,58 479,63 458,67 436,73 416,78 396,84 377,90 357,95 339,101 320,108 302,114 284,120 268,127 251,134 234,141 219,148 203,155 188,162 174,170 160,177 147,185 134,193 122,201 110,209 99,218 88,226 83,231 78,235 73,239 68,243 64,248 59,253 55,257 51,261 47,266 43,270 39,275 36,280 32,284 29,289 26,294 23,299 20,304 18,308 15,313 13,318 11,323 9,328 7,333 6,338 4,343 3,348 2,353 1,359 0,363 0,369 0,374 0,380 28,380 28,375 28,371 28,367 29,363 30,359 30,354 31,350 32,346 33,342 35,338 37,334 39,330 40,326 42,321 45,317 47,313 50,309 52,305 55,301 58,297 61,293 65,288 68,284 72,280 76,276 79,272 83,268 88,264 92,260 96,256 101,252 106,248 116,240 126,232 137,225 149,217 161,210 174,202 187,195 201,188 215,180 230,173 245,167 261,160 278,153 294,147 312,140 329,134 347,128 366,122 385,117 404,111 424,105 444,100 464,95 485,90 506,85 528,81 549,76 572,72 595,67 618,63 641,60 664,57 688,53 712,50 737,47 761,44 786,42 812,39 837,37 863,35 888,33 915,32 941,31 967,29 994,29 1021,28 1049,28 1076,28">
            <text:p/>
          </draw:polygon>
          <draw:polygon draw:style-name="gr1" draw:layer="layout" svg:width="1.075cm" svg:height="0.379cm" svg:x="2.314cm" svg:y="0.474cm" svg:viewBox="0 0 1076 380" draw:points="1076,380 1076,374 1076,369 1075,363 1074,359 1073,353 1073,348 1071,343 1070,338 1068,333 1066,328 1065,323 1062,318 1060,313 1057,308 1055,304 1052,299 1049,294 1046,289 1043,284 1039,280 1036,275 1032,270 1028,266 1024,261 1020,257 1016,253 1011,248 1007,243 997,235 987,226 976,218 965,209 953,201 941,193 928,185 915,177 901,170 887,162 872,155 856,148 841,141 825,134 808,127 791,120 773,114 755,108 737,101 718,95 698,90 679,84 659,78 639,73 617,67 596,63 575,58 553,53 531,48 508,44 485,40 462,36 439,32 415,29 391,25 366,22 342,19 317,16 291,13 266,11 240,9 214,7 189,6 162,4 136,2 109,1 81,0 55,0 27,0 0,0 0,28 27,28 54,28 81,29 108,29 134,31 161,32 187,33 212,35 238,37 264,39 289,42 314,44 338,47 363,50 387,53 412,57 434,60 458,63 480,67 503,72 526,76 547,81 569,85 590,90 611,95 631,100 651,105 671,111 691,117 709,122 728,128 746,134 763,140 781,147 797,153 814,160 829,167 845,173 860,180 874,188 888,195 901,202 914,210 926,217 938,225 949,232 960,240 970,248 979,256 988,264 992,268 996,272 999,276 1004,280 1007,284 1010,288 1014,293 1017,297 1020,301 1023,305 1026,309 1028,313 1030,317 1033,321 1035,326 1037,330 1039,334 1040,338 1042,342 1043,346 1044,350 1045,354 1046,359 1047,363 1047,367 1047,371 1047,375 1047,380">
            <text:p/>
          </draw:polygon>
          <draw:polygon draw:style-name="gr4" draw:layer="layout" svg:width="0.698cm" svg:height="0.237cm" svg:x="2.342cm" svg:y="0.587cm" svg:viewBox="0 0 699 238" draw:points="0,185 156,238 526,89 699,131 607,0 162,0 348,45">
            <text:p/>
          </draw:polygon>
          <draw:polygon draw:style-name="gr4" draw:layer="layout" svg:width="0.698cm" svg:height="0.237cm" svg:x="1.579cm" svg:y="0.871cm" svg:viewBox="0 0 699 238" draw:points="699,52 543,0 172,148 0,106 91,238 536,238 350,192">
            <text:p/>
          </draw:polygon>
          <draw:polygon draw:style-name="gr4" draw:layer="layout" svg:width="0.699cm" svg:height="0.237cm" svg:x="1.617cm" svg:y="0.581cm" svg:viewBox="0 0 700 238" draw:points="0,52 156,0 526,148 700,105 608,238 162,238 349,192">
            <text:p/>
          </draw:polygon>
          <draw:polygon draw:style-name="gr4" draw:layer="layout" svg:width="0.698cm" svg:height="0.237cm" svg:x="2.319cm" svg:y="0.887cm" svg:viewBox="0 0 699 238" draw:points="699,185 543,238 173,89 0,131 91,0 537,0 350,45">
            <text:p/>
          </draw:polygon>
          <draw:polygon draw:style-name="gr5" draw:layer="layout" svg:width="0.699cm" svg:height="0.237cm" svg:x="2.355cm" svg:y="0.601cm" svg:viewBox="0 0 700 238" draw:points="0,185 157,238 527,89 700,131 608,0 162,0 349,45">
            <text:p/>
          </draw:polygon>
          <draw:polygon draw:style-name="gr5" draw:layer="layout" svg:width="0.698cm" svg:height="0.237cm" svg:x="1.592cm" svg:y="0.884cm" svg:viewBox="0 0 699 238" draw:points="699,52 542,0 172,148 0,106 90,238 536,238 350,192">
            <text:p/>
          </draw:polygon>
          <draw:polygon draw:style-name="gr5" draw:layer="layout" svg:width="0.698cm" svg:height="0.237cm" svg:x="1.63cm" svg:y="0.594cm" svg:viewBox="0 0 699 238" draw:points="0,52 156,0 526,148 699,105 608,238 162,238 348,192">
            <text:p/>
          </draw:polygon>
          <draw:polygon draw:style-name="gr5" draw:layer="layout" svg:width="0.698cm" svg:height="0.236cm" svg:x="2.332cm" svg:y="0.901cm" svg:viewBox="0 0 699 237" draw:points="699,185 542,237 172,88 0,131 91,0 536,0 350,45">
            <text:p/>
          </draw:polygon>
          <draw:polygon draw:style-name="gr1" draw:layer="layout" svg:width="0.028cm" svg:height="0.525cm" svg:x="1.239cm" svg:y="0.86cm" svg:viewBox="0 0 29 526" draw:points="29,526 29,0 0,0 0,526">
            <text:p/>
          </draw:polygon>
          <draw:polygon draw:style-name="gr1" draw:layer="layout" svg:width="0.028cm" svg:height="0.525cm" svg:x="3.362cm" svg:y="0.86cm" svg:viewBox="0 0 29 526" draw:points="29,526 29,0 0,0 0,526">
            <text:p/>
          </draw:polygon>
          <draw:polygon draw:style-name="gr1" draw:layer="layout" svg:width="0.604cm" svg:height="0.386cm" svg:x="2.954cm" svg:y="1.614cm" svg:viewBox="0 0 605 387" draw:points="0,358 42,382 605,48 576,0 14,333 0,358 14,333 11,335 8,337 6,339 4,342 3,344 1,347 0,349 0,352 0,354 0,357 0,359 0,362 0,365 1,367 2,369 4,372 5,375 7,376 8,378 10,380 12,382 15,383 17,384 20,385 22,386 25,386 27,387 30,386 33,386 36,385 39,384 42,382">
            <text:p/>
          </draw:polygon>
          <draw:polygon draw:style-name="gr1" draw:layer="layout" svg:width="0.057cm" svg:height="1.649cm" svg:x="2.954cm" svg:y="0.323cm" svg:viewBox="0 0 58 1650" draw:points="14,3 0,28 0,1650 58,1650 57,28 14,3 57,28 57,25 56,21 56,19 55,16 53,13 52,11 50,9 48,7 46,5 44,3 41,2 39,1 36,1 33,0 31,0 28,0 25,0 23,0 20,1 17,1 15,2 12,3 10,5 8,7 6,9 5,11 3,13 2,16 1,19 0,21 0,25 0,28">
            <text:p/>
          </draw:polygon>
          <draw:polygon draw:style-name="gr1" draw:layer="layout" svg:width="0.603cm" svg:height="0.376cm" svg:x="2.968cm" svg:y="0cm" svg:viewBox="0 0 604 377" draw:points="603,28 561,4 0,327 27,377 589,53 603,28 589,53 592,51 594,49 597,47 599,45 600,42 602,40 602,37 603,34 604,32 604,30 604,27 603,24 603,22 602,19 601,16 600,14 598,12 597,10 594,8 593,6 591,5 588,3 586,2 584,1 582,0 579,0 576,0 573,0 570,0 567,1 564,2 561,4">
            <text:p/>
          </draw:polygon>
          <draw:polygon draw:style-name="gr1" draw:layer="layout" svg:width="0.057cm" svg:height="1.639cm" svg:x="3.515cm" svg:y="0.029cm" svg:viewBox="0 0 58 1640" draw:points="43,1635 58,1611 57,0 0,0 0,1611 43,1635 0,1611 1,1615 1,1618 2,1621 3,1624 4,1626 6,1628 7,1630 9,1632 12,1634 13,1635 16,1637 18,1638 21,1638 24,1639 26,1639 29,1640 32,1639 34,1639 37,1638 39,1638 42,1637 44,1635 46,1634 49,1632 50,1630 52,1628 54,1626 55,1624 56,1621 57,1618 57,1615 58,1611">
            <text:p/>
          </draw:polygon>
          <draw:polygon draw:style-name="gr1" draw:layer="layout" svg:width="1.974cm" svg:height="0.057cm" svg:x="1.008cm" svg:y="0.323cm" svg:viewBox="0 0 1975 58" draw:points="14,3 28,58 1975,58 1975,0 28,0 14,3 28,0 24,0 21,0 18,1 16,2 13,3 10,5 8,7 7,9 5,10 3,13 2,15 2,18 0,21 0,23 0,26 0,29 0,31 0,33 0,36 2,39 2,41 3,44 5,46 7,48 8,50 10,52 13,53 16,55 18,56 21,57 24,57 28,58">
            <text:p/>
          </draw:polygon>
          <draw:polygon draw:style-name="gr1" draw:layer="layout" svg:width="0.587cm" svg:height="0.37cm" svg:x="1.023cm" svg:y="0.005cm" svg:viewBox="0 0 588 371" draw:points="559,0 545,4 0,321 28,371 573,53 559,0 573,53 576,51 578,49 581,47 583,44 584,42 585,40 586,37 587,35 587,32 588,29 587,27 587,24 587,21 586,19 584,17 583,14 582,12 580,10 578,8 577,6 575,4 572,3 570,2 567,1 565,0 562,0 560,0 557,0 554,0 551,1 548,2 545,4">
            <text:p/>
          </draw:polygon>
          <draw:polygon draw:style-name="gr1" draw:layer="layout" svg:width="1.991cm" svg:height="0.062cm" svg:x="1.581cm" svg:y="0cm" svg:viewBox="0 0 1992 63" draw:points="1978,53 1963,0 0,5 0,63 1963,57 1978,53 1963,57 1967,57 1970,56 1973,55 1976,55 1978,53 1981,52 1982,50 1984,48 1986,46 1987,43 1989,41 1990,39 1991,36 1991,34 1991,31 1992,28 1991,25 1991,23 1991,21 1990,18 1989,15 1987,13 1986,11 1984,9 1982,6 1981,5 1978,3 1976,2 1973,1 1970,0 1967,0 1963,0">
            <text:p/>
          </draw:polygon>
          <draw:polygon draw:style-name="gr1" draw:layer="layout" svg:width="0.604cm" svg:height="0.375cm" svg:x="2.954cm" svg:y="0.004cm" svg:viewBox="0 0 605 376" draw:points="28,376 42,371 605,48 576,0 14,322 28,376 14,322 11,325 8,326 7,328 5,331 3,333 2,335 1,338 0,340 0,343 0,346 0,348 0,351 0,354 1,356 2,359 3,361 5,363 7,365 8,367 10,369 12,371 14,372 17,373 19,375 22,375 25,376 27,376 30,376 33,375 36,374 39,373 42,371">
            <text:p/>
          </draw:polygon>
          <draw:polygon draw:style-name="gr1" draw:layer="layout" svg:width="0.028cm" svg:height="0.057cm" svg:x="0cm" svg:y="1.033cm" svg:viewBox="0 0 29 58" draw:points="29,0 25,0 22,0 19,1 16,2 13,3 11,5 8,7 6,8 5,11 3,13 2,15 1,18 0,20 0,23 0,26 0,28 0,31 0,34 0,36 1,39 2,41 3,44 5,46 6,48 8,50 11,52 13,53 16,55 19,56 22,57 25,57 29,58">
            <text:p/>
          </draw:polygon>
          <draw:polygon draw:style-name="gr1" draw:layer="layout" svg:width="0.914cm" svg:height="0.057cm" svg:x="0.028cm" svg:y="1.033cm" svg:viewBox="0 0 915 58" draw:points="915,0 0,0 0,58 915,58">
            <text:p/>
          </draw:polygon>
          <draw:polygon draw:style-name="gr1" draw:layer="layout" svg:width="0.028cm" svg:height="0.057cm" svg:x="0.942cm" svg:y="1.033cm" svg:viewBox="0 0 29 58" draw:points="0,58 3,57 6,57 9,56 12,55 15,53 17,52 19,50 22,48 23,46 24,44 25,41 27,39 27,36 28,34 29,31 29,28 29,26 28,23 27,20 27,18 25,15 24,13 23,11 22,8 19,7 17,5 15,3 12,2 9,1 6,0 3,0 0,0">
            <text:p/>
          </draw:polygon>
          <draw:polygon draw:style-name="gr1" draw:layer="layout" svg:width="0.028cm" svg:height="0.056cm" svg:x="0.292cm" svg:y="1.31cm" svg:viewBox="0 0 29 57" draw:points="29,0 25,0 22,0 19,0 16,2 14,3 11,4 9,6 7,8 5,10 4,13 2,15 2,17 1,20 0,22 0,25 0,28 0,30 0,33 1,36 2,38 2,41 4,43 5,45 7,47 9,50 11,51 14,53 16,54 19,55 22,56 25,57 29,57">
            <text:p/>
          </draw:polygon>
          <draw:polygon draw:style-name="gr1" draw:layer="layout" svg:width="0.61cm" svg:height="0.056cm" svg:x="0.321cm" svg:y="1.31cm" svg:viewBox="0 0 611 57" draw:points="611,0 0,0 0,57 611,57">
            <text:p/>
          </draw:polygon>
          <draw:polygon draw:style-name="gr1" draw:layer="layout" svg:width="0.028cm" svg:height="0.056cm" svg:x="0.93cm" svg:y="1.31cm" svg:viewBox="0 0 29 57" draw:points="0,57 3,57 6,56 9,55 12,54 15,53 17,51 20,50 21,47 23,45 25,43 26,41 27,38 28,36 28,33 29,30 29,28 29,25 28,22 28,20 27,17 26,15 25,13 23,10 21,8 20,6 17,4 15,3 12,2 9,0 6,0 3,0 0,0">
            <text:p/>
          </draw:polygon>
          <draw:polygon draw:style-name="gr1" draw:layer="layout" svg:width="0.028cm" svg:height="0.057cm" svg:x="0.942cm" svg:y="0.648cm" svg:viewBox="0 0 29 58" draw:points="0,58 3,58 6,57 9,56 12,55 15,54 17,52 19,50 22,48 23,47 24,44 25,42 27,39 27,37 28,34 29,31 29,29 29,26 28,23 27,20 27,18 25,16 24,13 23,11 22,9 19,7 17,5 15,4 12,2 9,1 6,0 3,0 0,0">
            <text:p/>
          </draw:polygon>
          <draw:polygon draw:style-name="gr1" draw:layer="layout" svg:width="0.504cm" svg:height="0.057cm" svg:x="0.438cm" svg:y="0.648cm" svg:viewBox="0 0 505 58" draw:points="0,58 505,58 505,0 0,0">
            <text:p/>
          </draw:polygon>
          <draw:polygon draw:style-name="gr1" draw:layer="layout" svg:width="0.028cm" svg:height="0.057cm" svg:x="0.41cm" svg:y="0.648cm" svg:viewBox="0 0 29 58" draw:points="29,0 25,0 22,0 19,1 16,2 13,4 11,5 9,7 7,9 5,11 4,13 2,16 2,18 1,20 0,23 0,26 0,29 0,31 0,34 1,37 2,39 2,42 4,44 5,47 7,48 9,50 11,52 13,54 16,55 19,56 22,57 25,58 29,58">
            <text:p/>
          </draw:polygon>
          <draw:polygon draw:style-name="gr1" draw:layer="layout" svg:width="0.028cm" svg:height="0.057cm" svg:x="0.175cm" svg:y="0.899cm" svg:viewBox="0 0 29 58" draw:points="29,0 25,0 22,0 18,1 16,2 14,4 11,5 9,7 7,8 5,11 4,13 3,16 2,18 1,21 1,24 0,26 0,29 0,31 1,34 1,37 2,39 3,42 4,44 5,46 7,49 9,51 11,53 14,54 16,55 18,56 22,57 25,57 29,58">
            <text:p/>
          </draw:polygon>
          <draw:polygon draw:style-name="gr1" draw:layer="layout" svg:width="0.727cm" svg:height="0.057cm" svg:x="0.203cm" svg:y="0.899cm" svg:viewBox="0 0 728 58" draw:points="728,0 0,0 0,58 728,58">
            <text:p/>
          </draw:polygon>
          <draw:polygon draw:style-name="gr1" draw:layer="layout" svg:width="0.028cm" svg:height="0.057cm" svg:x="0.93cm" svg:y="0.899cm" svg:viewBox="0 0 29 58" draw:points="0,58 3,57 6,57 9,56 12,55 15,54 17,53 20,51 21,49 23,46 25,44 26,42 27,39 28,37 28,34 29,31 29,29 29,26 28,24 28,21 27,18 26,16 25,13 23,11 21,8 20,7 17,5 15,4 12,2 9,1 6,0 3,0 0,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Mobile Access Router</dc:title>
    <meta:creation-date>2011-02-07T16:45:56</meta:creation-date>
    <meta:editing-duration>P0D</meta:editing-duration>
    <meta:editing-cycles>1</meta:editing-cycles>
    <meta:document-statistic meta:object-count="50"/>
    <meta:generator>OpenOffice.org/3.3$Linux OpenOffice.org_project/330m20$Build-9567</meta:generator>
  </office:meta>
</office:document-meta>
</file>